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R</mi>
            <mrow>
              <mi/>
              <mo stretchy="false">=</mo>
              <mi/>
            </mrow>
            <msup>
              <mfenced open="(" close=")">
                <mrow>
                  <msub>
                    <mrow>
                      <mover accent="true">
                        <mrow>
                          <mtext>lim</mtext>
                        </mrow>
                        <mo>¯</mo>
                      </mover>
                    </mrow>
                    <mrow>
                      <mi>n</mi>
                      <mo stretchy="false">→</mo>
                      <mo stretchy="false">∞</mo>
                    </mrow>
                  </msub>
                  <mroot>
                    <mrow>
                      <mrow>
                        <mo stretchy="false">∣</mo>
                        <mrow>
                          <msub>
                            <mo stretchy="false">α</mo>
                            <mi>n</mi>
                          </msub>
                        </mrow>
                        <mo stretchy="false">∣</mo>
                      </mrow>
                    </mrow>
                    <mrow>
                      <mi>n</mi>
                    </mrow>
                  </mroot>
                </mrow>
              </mfenced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over accent="true">
              <mrow>
                <mtext>lim</mtext>
              </mrow>
              <mo>¯</mo>
            </mover>
            <mi/>
            <mtext> : </mtext>
            <mstyle mathvariant="italic">
              <mrow>
                <mtext>limes superior</mtext>
              </mrow>
            </mstyle>
            <mtext>: Grenzwert mit dem größten Betrag</mtext>
          </mrow>
        </mtd>
      </mtr>
    </mtable>
    <annotation encoding="StarMath 5.0">R `=` left ( {overline {"lim"}}_{n rightarrow infinity} nroot{n}{lline %ialpha_n rline} right )^{-1} newline newline
overline {"lim"} `" : " ital "limes superior" ": Grenzwert mit dem größten Betrag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25:27.003000000</meta:creation-date>
    <meta:generator>LibreOffice/4.1.4.2$Windows_x86 LibreOffice_project/0a0440ccc0227ad9829de5f46be37cfb6edcf72</meta:generator>
  </office:meta>
</office:document-meta>
</file>